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3bc74" officeooo:paragraph-rsid="0003bc74"/>
    </style:style>
    <style:style style:name="P2" style:family="paragraph" style:parent-style-name="Title">
      <style:text-properties officeooo:rsid="00098af1" officeooo:paragraph-rsid="00098af1"/>
    </style:style>
    <style:style style:name="P3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werberak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" text:outline-level="1">Vorname Nachnam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6:25:45.575469806</meta:creation-date>
    <dc:date>2016-07-27T17:00:23.415076883</dc:date>
    <meta:editing-duration>PT51S</meta:editing-duration>
    <meta:editing-cycles>5</meta:editing-cycles>
    <meta:generator>LibreOffice/5.1.5.1$Linux_X86_64 LibreOffice_project/10$Build-1</meta:generator>
    <meta:document-statistic meta:table-count="0" meta:image-count="0" meta:object-count="0" meta:page-count="1" meta:paragraph-count="2" meta:word-count="3" meta:character-count="27" meta:non-whitespace-character-count="26"/>
  </office:meta>
</office:document-meta>
</file>